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08bb06" officeooo:paragraph-rsid="000915b3"/>
    </style:style>
    <style:style style:name="P2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fo:break-before="page" style:writing-mode="lr-tb"/>
      <style:text-properties style:font-name="Times New Roman" officeooo:rsid="0008bb06" officeooo:paragraph-rsid="0010d3b7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915b3" style:font-name-asian="Times New Roman1" style:font-size-complex="14pt"/>
    </style:style>
    <style:style style:name="P5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915b3" style:font-name-asian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915b3" style:font-name-asian="Times New Roman1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915b3" style:font-name-asian="Times New Roman1" style:font-weight-asian="bold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915b3" fo:background-color="#fdfefe" style:font-size-complex="14pt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915b3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15b3" style:font-size-complex="14pt"/>
    </style:style>
    <style:style style:name="P1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012e7c2"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ac4da"/>
    </style:style>
    <style:style style:name="P16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f4218" style:font-size-asian="12pt" style:font-size-complex="12pt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915b3" style:font-name-asian="Times New Roman1" style:font-size-asian="12pt" style:font-weight-asian="bold" style:font-size-complex="12pt"/>
    </style:style>
    <style:style style:name="P18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915b3" style:font-name-asian="Times New Roman1" style:font-size-complex="14pt"/>
    </style:style>
    <style:style style:name="P1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016d818" style:font-weight-asian="bold" style:font-weight-complex="bold" fo:hyphenate="true" fo:hyphenation-remain-char-count="2" fo:hyphenation-push-char-count="2" loext:hyphenation-no-caps="false"/>
    </style:style>
    <style:style style:name="P20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016d818" fo:hyphenate="true" fo:hyphenation-remain-char-count="2" fo:hyphenation-push-char-count="2" loext:hyphenation-no-caps="false"/>
    </style:style>
    <style:style style:name="P21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hyphenation-ladder-count="no-limit" fo:text-indent="0in" style:auto-text-indent="false" style:writing-mode="lr-tb"/>
      <style:text-properties fo:font-size="14pt" fo:language="uk" fo:country="UA" fo:font-weight="bold" officeooo:rsid="0008bb06" officeooo:paragraph-rsid="01afe977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2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fo:font-size="14pt" fo:font-weight="bold" officeooo:rsid="0008bb06" officeooo:paragraph-rsid="0016d818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2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fo:font-size="14pt" fo:font-weight="bold" officeooo:rsid="0008bb06" officeooo:paragraph-rsid="0016d818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24" style:family="paragraph" style:parent-style-name="Standard" style:list-style-name="L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font-weight="bold" officeooo:rsid="0008bb06" officeooo:paragraph-rsid="01afe977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2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font-weight="normal" officeooo:rsid="0008bb06" officeooo:paragraph-rsid="0016d818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font-weight="normal" officeooo:rsid="0008bb06" officeooo:paragraph-rsid="01b70e31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font-weight="normal" officeooo:rsid="0008bb06" officeooo:paragraph-rsid="0016d818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font-weight="normal" officeooo:rsid="0008bb06" officeooo:paragraph-rsid="01b70e31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font-weight="normal" officeooo:rsid="0008bb06" officeooo:paragraph-rsid="0016d818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font-weight="normal" officeooo:rsid="0008bb06" officeooo:paragraph-rsid="01b796d1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font-weight="normal" officeooo:rsid="0008bb06" officeooo:paragraph-rsid="01babc58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font-weight="normal" officeooo:rsid="0008bb06" officeooo:paragraph-rsid="01bff88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font-weight="normal" officeooo:rsid="0008bb06" officeooo:paragraph-rsid="01babc58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font-weight="normal" officeooo:rsid="0008bb06" officeooo:paragraph-rsid="01bf0efe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font-weight="normal" officeooo:rsid="01c1eff0" officeooo:paragraph-rsid="01c1eff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font-weight="normal" officeooo:rsid="01c2f1a5" officeooo:paragraph-rsid="01c2f1a5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font-weight="normal" officeooo:rsid="01c8d0c0" officeooo:paragraph-rsid="01c8d0c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font-weight="normal" officeooo:rsid="01cb210d" officeooo:paragraph-rsid="01d16c2b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size-complex="14pt"/>
    </style:style>
    <style:style style:name="T3" style:family="text">
      <style:text-properties fo:language="uk" fo:country="UA" officeooo:rsid="0024ec99" style:font-size-complex="14pt"/>
    </style:style>
    <style:style style:name="T4" style:family="text">
      <style:text-properties fo:language="uk" fo:country="UA" fo:font-weight="bol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style:font-weight-asian="bold" style:font-weight-complex="bold"/>
    </style:style>
    <style:style style:name="T7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19e9e5d" style:font-name-asian="Times New Roman1" style:font-weight-asian="bold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1c6e7a2"/>
    </style:style>
    <style:style style:name="T15" style:family="text">
      <style:text-properties officeooo:rsid="01cc81af"/>
    </style:style>
    <style:style style:name="T16" style:family="text">
      <style:text-properties officeooo:rsid="01db3d62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35in" draw:visible-area-height="1.9835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ІНІСТЕРСТВО ОСВІТИ І НАУКИ УКРАЇНИ</text:p>
      <text:p text:style-name="P8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0">УДУНТ ННІ ДІІТ</text:p>
      <text:p text:style-name="P7"/>
      <text:p text:style-name="P3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8">Лабораторна робота №</text:span><text:span text:style-name="T9">2</text:span></text:p>
      <text:p text:style-name="P15"><text:span text:style-name="T8"><text:line-break/></text:span><text:span text:style-name="T4">з дисципліни «Організація комп’ютерних мереж</text:span><text:span text:style-name="T11">»</text:span></text:p>
      <text:p text:style-name="P17"/>
      <text:p text:style-name="P16"><text:span text:style-name="T5">на тему: </text:span><text:span text:style-name="T7">«Передача даних віддаленому абоненту з використанням модема»</text:span></text:p>
      <text:p text:style-name="P5"/>
      <text:p text:style-name="P5"/>
      <text:p text:style-name="P5"/>
      <text:p text:style-name="P5"/>
      <text:p text:style-name="P5"/>
      <text:p text:style-name="P5"/>
      <text:p text:style-name="P3">Виконав:</text:p>
      <text:p text:style-name="P4">студент гр.ПЗ1911 </text:p>
      <text:p text:style-name="P4">Сафонов Д.Є.</text:p>
      <text:p text:style-name="P4">Прийня<text:span text:style-name="T12">в</text:span>: </text:p>
      <text:p text:style-name="P11">Івченко Ю.М.</text:p>
      <text:p text:style-name="P12"/>
      <text:p text:style-name="P12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"><text:span text:style-name="T2">Дніпро, 202</text:span><text:span text:style-name="T3">2</text:span></text:p>
      <text:p text:style-name="P2"><text:span text:style-name="T6">Тема.</text:span><text:span text:style-name="T1"> Передача даних віддаленому абоненту з використанням модема.</text:span></text:p>
      <text:p text:style-name="P14"><text:span text:style-name="T10">Мета. </text:span><text:span text:style-name="T13">Отримати практичні навички з передачі даних віддаленому абоненту.</text:span></text:p>
      <text:p text:style-name="P19">Хід роботи.</text:p>
      <text:list xml:id="list393893408" text:style-name="L1">
        <text:list-item>
          <text:p text:style-name="P20">Ознайомитися з основними AT командами керування модемом. Ознайомитися</text:p>
          <text:p text:style-name="P20">з роботою програми HyperTerminal.</text:p>
        </text:list-item>
        <text:list-item>
          <text:p text:style-name="P20">Виконати передачу даних, використовуючи орендовану лінію.</text:p>
        </text:list-item>
        <text:list-item>
          <text:p text:style-name="P20">Виконати передачу даних, використовуючи комутовану лінію.</text:p>
        </text:list-item>
      </text:list>
      <text:p text:style-name="P22">Основні AT команди</text:p>
      <text:p text:style-name="P25">Перед кожною командою повинен бути префікс AT.</text:p>
      <text:p text:style-name="P25">Xn – встановлює набір результуючих кодів і опцій, які використовуються при виконанні дзвінка (попередньо обумовлено Х5). Якщо ввімкнені результуючі коди контролю помилок (Х5, Х6, Х7), результуюче повідомлення буде відформатовано у наступному вигляді:<text:line-break/>Х5: CONNECT &lt;Швидкість порту (DТЕ)&gt;/&lt;Швидкість в лінії&gt;/&lt;Рівень контролю помилок&gt;</text:p>
      <text:p text:style-name="P26">Приклади: Для Х5 -</text:p>
      <text:list xml:id="list1944545231" text:style-name="L3">
        <text:list-item>
          <text:p text:style-name="P28">CONNECT 38400/V.32 9600T/MNP5</text:p>
        </text:list-item>
        <text:list-item>
          <text:p text:style-name="P27">CONNECT 57600/V.32b 14400/V.42b</text:p>
        </text:list-item>
      </text:list>
      <text:p text:style-name="P25">Рівень контролю помилок - від NONE (відсутній) до V.42b.</text:p>
      <text:list xml:id="list3859342996" text:style-name="L4">
        <text:list-item>
          <text:p text:style-name="P29">Zn - переустановлює модем і завантажує профайл користувача n (n=0-3).</text:p>
        </text:list-item>
        <text:list-item>
          <text:p text:style-name="P30">Z4 - переустановлює модем і завантажує фабричні установки, а також встановлює фабричні установки як такі, що попередньо обумовлені при ввімкнені живлення.</text:p>
          <text:p text:style-name="P31">Zn також встановлює профайл n, що приймається при ввімкнені живлення.</text:p>
        </text:list-item>
        <text:list-item>
          <text:p text:style-name="P31">$ - коротка допомога з основного набору команд AT.</text:p>
        </text:list-item>
        <text:list-item>
          <text:p text:style-name="P31">&amp;$ - коротка допомога з розширеного набору команд АТ&amp;.</text:p>
        </text:list-item>
        <text:list-item>
          <text:p text:style-name="P31">*$ - коротка допомога з розширеного набору команд AT*.</text:p>
        </text:list-item>
      </text:list>
      <text:p text:style-name="P32">Послідовність команд <text:span text:style-name="T14">для автоматичного привітання </text:span>для модема в режимі:</text:p>
      <text:list xml:id="list1733146264" text:style-name="L5">
        <text:list-item>
          <text:p text:style-name="P34">запиту – AT&amp;V2&amp;L2&amp;W0Z0</text:p>
          <text:list>
            <text:list-item>
              <text:p text:style-name="P35"><text:span text:style-name="T15">&amp;</text:span>V2 – profile 1</text:p>
            </text:list-item>
            <text:list-item>
              <text:p text:style-name="P36"><text:span text:style-name="T15">&amp;</text:span>L2 – модем приєднаний до 4-дротової орендованої лінії</text:p>
            </text:list-item>
            <text:list-item>
              <text:p text:style-name="P37"><text:span text:style-name="T15">&amp;</text:span>W0Z0 – щоб привітання відбувалося автоматично при ввімкненні живлення, треба зберегти конфігурацію для орендованої лінії в profile, що завантажується автоматично при ввімкненні живлення</text:p>
            </text:list-item>
          </text:list>
        </text:list-item>
        <text:list-item>
          <text:p text:style-name="P33">відповіді – AT&amp;V2&amp;L2*M1&amp;W0Z0</text:p>
          <text:list>
            <text:list-item>
              <text:p text:style-name="P38">*M1 – При роботі на орендованій лінії модем буде здійснювати “привітання” в режимі відповіді.</text:p>
            </text:list-item>
          </text:list>
        </text:list-item>
      </text:list>
      <text:p text:style-name="P23">Приклад профайлу зі змінами</text:p>
      <text:p text:style-name="P21">Контрольні питання</text:p>
      <text:list xml:id="list2174703353" text:style-name="L2">
        <text:list-item>
          <text:p text:style-name="P24">Система телеобробки.</text:p>
        </text:list-item>
        <text:list-item>
          <text:p text:style-name="P24">Стандарт RS-232C (V.24, V.28).</text:p>
        </text:list-item>
        <text:list-item>
          <text:p text:style-name="P24">Канали зв’язку. Пропускна спроможність каналу (С, Сmax).</text:p>
        </text:list-item>
        <text:list-item>
          <text:p text:style-name="P24">Типи каналу (дуплексний, напівдуплексний, симплексний).</text:p>
        </text:list-item>
        <text:list-item>
          <text:p text:style-name="P24">Смуга частот F. Питома вартість.</text:p>
        </text:list-item>
        <text:list-item>
          <text:p text:style-name="P24">Модем. Способи модуляції.</text:p>
        </text:list-item>
        <text:list-item>
          <text:p text:style-name="P24">Асинхронна і синхронна передача даних.</text:p>
        </text:list-item>
        <text:list-item>
          <text:p text:style-name="P24">Корекція помилок. Стиснення інформації.</text:p>
        </text:list-item>
        <text:list-item>
          <text:p text:style-name="P24">Стан лінії зв’язку (ATI2, CONNECT).</text:p>
        </text:list-item>
        <text:list-item>
          <text:p text:style-name="P24">Технологія передачі даних з використанням модему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imes New Roman" fo:font-family="'Times New Roman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6:23:01.524017872</meta:creation-date>
    <dc:date>2022-04-23T22:38:34.652423825</dc:date>
    <meta:editing-duration>PT6H2M37S</meta:editing-duration>
    <meta:editing-cycles>435</meta:editing-cycles>
    <meta:generator>LibreOffice/7.2.6.2$Linux_X86_64 LibreOffice_project/20$Build-2</meta:generator>
    <meta:document-statistic meta:table-count="0" meta:image-count="0" meta:object-count="1" meta:page-count="3" meta:paragraph-count="53" meta:word-count="356" meta:character-count="2578" meta:non-whitespace-character-count="2289"/>
  </office:meta>
</office:document-meta>
</file>